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3.04mm"/>
    </style:style>
    <style:style style:name="co13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 style:data-style-name="N2">
      <style:table-cell-properties fo:padding="0.71mm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default-cell-style-name="ce5"/>
        <table:table-column table:style-name="co8" table:number-columns-repeated="246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Wydział</text:p>
          </table:table-cell>
          <table:table-cell/>
          <table:table-cell table:number-columns-repeated="2" table:style-name="ce15" office:value-type="string" calcext:value-type="string">
            <text:p>Zarobki </text:p>
          </table:table-cell>
          <table:table-cell table:number-columns-repeated="100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lt;3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&gt;=900</text:p>
          </table:table-cell>
          <table:table-cell office:value-type="string" calcext:value-type="string">
            <text:p>&lt;2000</text:p>
          </table:table-cell>
          <table:table-cell table:number-columns-repeated="100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2" table:style-name="ce18" office:value-type="string" calcext:value-type="string">
            <text:p>Staż pracy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office:value-type="string" calcext:value-type="string">
            <text:p>w2</text:p>
          </table:table-cell>
          <table:table-cell office:value-type="string" calcext:value-type="string">
            <text:p>&gt;1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Ilość:</text:p>
          </table:table-cell>
          <table:table-cell table:formula="of:=DCOUNTA([.A4:.G103];[.D4];[.I11:.I12])"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Suma:</text:p>
          </table:table-cell>
          <table:table-cell table:formula="of:=DSUM([.A4:.G103];[.F4];[.J11:.J12])" office:value-type="float" office:value="112190.66" calcext:value-type="float">
            <text:p>112190,66</text:p>
          </table:table-cell>
          <table:table-cell table:number-columns-repeated="101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Średnia K:</text:p>
          </table:table-cell>
          <table:table-cell table:style-name="ce42" table:formula="of:=DAVERAGE([.A4:.G103];[.F4];[.L11:.L12])" office:value-type="float" office:value="994.878787878788" calcext:value-type="float">
            <text:p>994,88</text:p>
          </table:table-cell>
          <table:table-cell table:number-columns-repeated="101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Średnia M:</text:p>
          </table:table-cell>
          <table:table-cell table:style-name="ce42" table:formula="of:=DAVERAGE([.A4:.G103];[.F4];[.M11:.M12])" office:value-type="float" office:value="1600.80787878788" calcext:value-type="float">
            <text:p>1600,81</text:p>
          </table:table-cell>
          <table:table-cell table:number-columns-repeated="1014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5" table:default-cell-style-name="ce5"/>
        <table:table-column table:style-name="co12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3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6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6" table:default-cell-style-name="ce5"/>
        <table:table-column table:style-name="co10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9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robki 900&lt; x &lt; 2000" table:style-name="ta7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16"/>
        <table:table-column table:style-name="co3" table:default-cell-style-name="ce12"/>
        <table:table-row table:style-name="ro5" table:number-rows-repeated="2">
          <table:table-cell table:style-name="Default" table:number-columns-repeated="7"/>
        </table:table-row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1000" calcext:value-type="float">
            <text:p><text:s/>1 000,00 zł 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Drochojow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Gołdap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Krza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1200" calcext:value-type="float">
            <text:p><text:s/>1 2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Michn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Kotow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Zagłoba</text:p>
          </table:table-cell>
          <table:table-cell office:value-type="string" calcext:value-type="string">
            <text:p>Onufry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1235" calcext:value-type="float">
            <text:p><text:s/>1 235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Koleba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Wierzb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zarobki 900&lt; x &lt; 2000'.A3" table:condition-source-range-address="'Baza danych'.R4:'Baza danych'.S5">
            <table:filter-and>
              <table:filter-condition table:field-number="5" table:data-type="number" table:value="900" table:operator="&gt;="/>
              <table:filter-condition table:field-number="5" table:data-type="number" table:value="2000" table:operator="&lt;"/>
            </table:filter-and>
          </table:filter>
        </table:database-range>
        <table:database-range table:name="__Anonymous_Sheet_DB__2" table:target-range-address="w3.A2:w3.G30"/>
        <table:database-range table:name="__Anonymous_Sheet_DB__3" table:target-range-address="kobiety.A2:kobiety.G68"/>
        <table:database-range table:name="__Anonymous_Sheet_DB__4" table:target-range-address="'Staż pracy &lt; 3 lat'.A2:'Staż pracy &lt; 3 lat'.G32"/>
        <table:database-range table:name="__Anonymous_Sheet_DB__5" table:target-range-address="'w2 M w5 K'.I2:'w2 M w5 K'.O10"/>
        <table:database-range table:name="__Anonymous_Sheet_DB__6" table:target-range-address="'zarobki 900&lt; x &lt; 2000'.A3:'zarobki 900&lt; x &lt; 2000'.G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09:59.7525714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4:53.238080953</dc:date>
    <meta:editing-cycles>10</meta:editing-cycles>
    <meta:editing-duration>PT27M19S</meta:editing-duration>
    <meta:generator>LibreOffice/6.0.7.3$Linux_X86_64 LibreOffice_project/00m0$Build-3</meta:generator>
    <meta:document-statistic meta:table-count="7" meta:cell-count="1903" meta:object-count="0"/>
  </office:meta>
</office:document-meta>
</file>